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8020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31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13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age-gender-race-of-victim">
      <style:table-properties table:display="true" style:writing-mode="lr-tb"/>
    </style:style>
    <style:style style:name="ta6" style:family="table" style:master-page-name="PageStyle_5f_age-gender-race-of-offend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291">
            <text:p>291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234">
            <text:p>1234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396">
            <text:p>396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Babysittee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411">
            <text:p>41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84">
            <text:p>78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868">
            <text:p>4868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3650">
            <text:p>3650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57">
            <text:p>657</text:p>
          </table:table-cell>
        </table:table-row>
        <table:table-row table:style-name="ro2">
          <table:table-cell table:style-name="ce21" office:value-type="string">
            <text:p>Total Status</text:p>
          </table:table-cell>
          <table:table-cell table:style-name="ce21" office:value-type="float" office:value="5039">
            <text:p>5039</text:p>
          </table:table-cell>
        </table:table-row>
      </table:table>
      <table:table table:name="how-suspect-left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How Suspect Left the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1" office:value-type="float" office:value="377">
            <text:p>377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21">
            <text:p>4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87">
            <text:p>1187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3" office:value-type="string">
            <text:p>Monday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8])" office:value-type="string">
            <text:p>808</text:p>
          </table:table-cell>
          <table:table-cell table:formula="oooc:=SUM([.C2:.C8])" office:value-type="string">
            <text:p>265</text:p>
          </table:table-cell>
          <table:table-cell table:formula="oooc:=SUM([.D2:.D8])" office:value-type="string">
            <text:p>154</text:p>
          </table:table-cell>
          <table:table-cell table:formula="oooc:=SUM([.E2:.E8])" office:value-type="string">
            <text:p>167</text:p>
          </table:table-cell>
          <table:table-cell table:formula="oooc:=SUM([.F2:.F8])" office:value-type="string">
            <text:p>331</text:p>
          </table:table-cell>
          <table:table-cell table:formula="oooc:=SUM([.G2:.G8])" office:value-type="string">
            <text:p>286</text:p>
          </table:table-cell>
          <table:table-cell table:formula="oooc:=SUM([.H2:.H8])" office:value-type="string">
            <text:p>415</text:p>
          </table:table-cell>
          <table:table-cell table:formula="oooc:=SUM([.I2:.I8])" office:value-type="string">
            <text:p>392</text:p>
          </table:table-cell>
          <table:table-cell table:formula="oooc:=SUM([.J2:.J8])" office:value-type="string">
            <text:p>405</text:p>
          </table:table-cell>
          <table:table-cell table:formula="oooc:=SUM([.K2:.K8])" office:value-type="string">
            <text:p>364</text:p>
          </table:table-cell>
          <table:table-cell table:formula="oooc:=SUM([.L2:.L8])" office:value-type="string">
            <text:p>413</text:p>
          </table:table-cell>
          <table:table-cell table:formula="oooc:=SUM([.M2:.M8])" office:value-type="string">
            <text:p>438</text:p>
          </table:table-cell>
          <table:table-cell table:formula="oooc:=SUM([.N2:.N8])" office:value-type="string">
            <text:p>286</text:p>
          </table:table-cell>
        </table:table-row>
      </table:table>
      <table:table table:name="age-gender-race-of-victim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55">
            <text:p>1855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600</text:p>
          </table:table-cell>
          <table:table-cell table:formula="oooc:=SUM([.C4:.C8])" office:value-type="string">
            <text:p>72</text:p>
          </table:table-cell>
          <table:table-cell table:formula="oooc:=SUM([.D4:.D8])" office:value-type="string">
            <text:p>33</text:p>
          </table:table-cell>
          <table:table-cell table:formula="oooc:=SUM([.E4:.E8])" office:value-type="string">
            <text:p>2771</text:p>
          </table:table-cell>
          <table:table-cell table:formula="oooc:=SUM([.F4:.F8])" office:value-type="string">
            <text:p>1147</text:p>
          </table:table-cell>
          <table:table-cell table:formula="oooc:=SUM([.G4:.G8])" office:value-type="string">
            <text:p>410</text:p>
          </table:table-cell>
        </table:table-row>
      </table:table>
      <table:table table:name="age-gender-race-of-offender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1459</text:p>
          </table:table-cell>
          <table:table-cell table:formula="oooc:=SUM([.C4:.C8])" office:value-type="string">
            <text:p>2050</text:p>
          </table:table-cell>
          <table:table-cell table:formula="oooc:=SUM([.D4:.D8])" office:value-type="string">
            <text:p>1290</text:p>
          </table:table-cell>
          <table:table-cell table:formula="oooc:=SUM([.E4:.E8])" office:value-type="string">
            <text:p>87</text:p>
          </table:table-cell>
          <table:table-cell table:formula="oooc:=SUM([.F4:.F8])" office:value-type="string">
            <text:p>86</text:p>
          </table:table-cell>
          <table:table-cell table:formula="oooc:=SUM([.G4:.G8])" office:value-type="string">
            <text:p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ge-gender-race-of-victim" style:display-name="PageStyle_age-gender-race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ge-gender-race-of-offender" style:display-name="PageStyle_age-gender-race-of-offende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